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4126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0.9819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2.7575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3472in"/>
    </style:style>
    <style:style style:name="co15" style:family="table-column">
      <style:table-column-properties fo:break-before="auto" style:column-width="2.5752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6272in"/>
    </style:style>
    <style:style style:name="co18" style:family="table-column">
      <style:table-column-properties fo:break-before="auto" style:column-width="0.8311in"/>
    </style:style>
    <style:style style:name="co19" style:family="table-column">
      <style:table-column-properties fo:break-before="auto" style:column-width="0.5193in"/>
    </style:style>
    <style:style style:name="co20" style:family="table-column">
      <style:table-column-properties fo:break-before="auto" style:column-width="0.9071in"/>
    </style:style>
    <style:style style:name="co21" style:family="table-column">
      <style:table-column-properties fo:break-before="auto" style:column-width="0.498in"/>
    </style:style>
    <style:style style:name="co22" style:family="table-column">
      <style:table-column-properties fo:break-before="auto" style:column-width="1.0898in"/>
    </style:style>
    <style:style style:name="co23" style:family="table-column">
      <style:table-column-properties fo:break-before="auto" style:column-width="1.2945in"/>
    </style:style>
    <style:style style:name="co24" style:family="table-column">
      <style:table-column-properties fo:break-before="auto" style:column-width="0.9602in"/>
    </style:style>
    <style:style style:name="co25" style:family="table-column">
      <style:table-column-properties fo:break-before="auto" style:column-width="1.0252in"/>
    </style:style>
    <style:style style:name="co26" style:family="table-column">
      <style:table-column-properties fo:break-before="auto" style:column-width="1.2728in"/>
    </style:style>
    <style:style style:name="co27" style:family="table-column">
      <style:table-column-properties fo:break-before="auto" style:column-width="0.6591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6374in"/>
    </style:style>
    <style:style style:name="co30" style:family="table-column">
      <style:table-column-properties fo:break-before="auto" style:column-width="1.2299in"/>
    </style:style>
    <style:style style:name="co31" style:family="table-column">
      <style:table-column-properties fo:break-before="auto" style:column-width="1.4772in"/>
    </style:style>
    <style:style style:name="co32" style:family="table-column">
      <style:table-column-properties fo:break-before="auto" style:column-width="0.8425in"/>
    </style:style>
    <style:style style:name="co33" style:family="table-column">
      <style:table-column-properties fo:break-before="auto" style:column-width="1.8429in"/>
    </style:style>
    <style:style style:name="co34" style:family="table-column">
      <style:table-column-properties fo:break-before="auto" style:column-width="0.8638in"/>
    </style:style>
    <style:style style:name="co35" style:family="table-column">
      <style:table-column-properties fo:break-before="auto" style:column-width="0.4437in"/>
    </style:style>
    <style:style style:name="co36" style:family="table-column">
      <style:table-column-properties fo:break-before="auto" style:column-width="0.7346in"/>
    </style:style>
    <style:style style:name="co37" style:family="table-column">
      <style:table-column-properties fo:break-before="auto" style:column-width="0.7236in"/>
    </style:style>
    <style:style style:name="co38" style:family="table-column">
      <style:table-column-properties fo:break-before="auto" style:column-width="1.5528in"/>
    </style:style>
    <style:style style:name="co39" style:family="table-column">
      <style:table-column-properties fo:break-before="auto" style:column-width="2.1984in"/>
    </style:style>
    <style:style style:name="co40" style:family="table-column">
      <style:table-column-properties fo:break-before="auto" style:column-width="2.2091in"/>
    </style:style>
    <style:style style:name="co41" style:family="table-column">
      <style:table-column-properties fo:break-before="auto" style:column-width="2.252in"/>
    </style:style>
    <style:style style:name="co42" style:family="table-column">
      <style:table-column-properties fo:break-before="auto" style:column-width="2.2953in"/>
    </style:style>
    <style:style style:name="co43" style:family="table-column">
      <style:table-column-properties fo:break-before="auto" style:column-width="2.9083in"/>
    </style:style>
    <style:style style:name="co44" style:family="table-column">
      <style:table-column-properties fo:break-before="auto" style:column-width="2.9516in"/>
    </style:style>
    <style:style style:name="co45" style:family="table-column">
      <style:table-column-properties fo:break-before="auto" style:column-width="1.3909in"/>
    </style:style>
    <style:style style:name="co46" style:family="table-column">
      <style:table-column-properties fo:break-before="auto" style:column-width="1.8217in"/>
    </style:style>
    <style:style style:name="co47" style:family="table-column">
      <style:table-column-properties fo:break-before="auto" style:column-width="2.0909in"/>
    </style:style>
    <style:style style:name="co48" style:family="table-column">
      <style:table-column-properties fo:break-before="auto" style:column-width="2.5209in"/>
    </style:style>
    <style:style style:name="co49" style:family="table-column">
      <style:table-column-properties fo:break-before="auto" style:column-width="1.1756in"/>
    </style:style>
    <style:style style:name="co50" style:family="table-column">
      <style:table-column-properties fo:break-before="auto" style:column-width="1.8756in"/>
    </style:style>
    <style:style style:name="co51" style:family="table-column">
      <style:table-column-properties fo:break-before="auto" style:column-width="1.7138in"/>
    </style:style>
    <style:style style:name="co52" style:family="table-column">
      <style:table-column-properties fo:break-before="auto" style:column-width="2.7362in"/>
    </style:style>
    <style:style style:name="co53" style:family="table-column">
      <style:table-column-properties fo:break-before="auto" style:column-width="1.639in"/>
    </style:style>
    <style:style style:name="co54" style:family="table-column">
      <style:table-column-properties fo:break-before="auto" style:column-width="0.43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Brot</text:p>
          </table:table-cell>
          <table:table-cell office:value-type="string">
            <text:p>WWF</text:p>
          </table:table-cell>
          <table:table-cell office:value-type="string">
            <text:p>DRK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5">
            <text:p>0.5</text:p>
          </table:table-cell>
          <table:table-cell/>
        </table:table-row>
        <table:table-row table:style-name="ro2">
          <table:table-cell table:number-columns-repeated="2" office:value-type="float" office:value="0.5">
            <text:p>0.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.5">
            <text:p>1.5</text:p>
          </table:table-cell>
          <table:table-cell/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formula="oooc:=SUM([.A2:.A21])" office:value-type="float" office:value="6.5">
            <text:p>6.5</text:p>
          </table:table-cell>
          <table:table-cell table:formula="oooc:=SUM([.B2:.B21])" office:value-type="float" office:value="10.5">
            <text:p>10.5</text:p>
          </table:table-cell>
          <table:table-cell table:formula="oooc:=SUM([.C2:.C21])" office:value-type="float" office:value="1.5">
            <text:p>1.5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1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28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number-columns-repeated="2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office:value-type="string">
            <text:p>Period</text:p>
          </table:table-cell>
          <table:table-cell office:value-type="string">
            <text:p>NumPeriods</text:p>
          </table:table-cell>
          <table:table-cell office:value-type="string">
            <text:p>RepeatTreatment</text:p>
          </table:table-cell>
          <table:table-cell office:value-type="string">
            <text:p>income_h</text:p>
          </table:table-cell>
          <table:table-cell office:value-type="string">
            <text:p>income_m</text:p>
          </table:table-cell>
          <table:table-cell office:value-type="string">
            <text:p>income_l</text:p>
          </table:table-cell>
          <table:table-cell office:value-type="string">
            <text:p>NumSubj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string">
            <text:p>Period</text:p>
          </table:table-cell>
          <table:table-cell office:value-type="string">
            <text:p>Subject</text:p>
          </table:table-cell>
          <table:table-cell office:value-type="string">
            <text:p>Group</text:p>
          </table:table-cell>
          <table:table-cell office:value-type="string">
            <text:p>Profit</text:p>
          </table:table-cell>
          <table:table-cell office:value-type="string">
            <text:p>TotalProfit</text:p>
          </table:table-cell>
          <table:table-cell office:value-type="string">
            <text:p>Participate</text:p>
          </table:table-cell>
          <table:table-cell office:value-type="string">
            <text:p>Experimentor</text:p>
          </table:table-cell>
          <table:table-cell office:value-type="string">
            <text:p>Solved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Solution</text:p>
          </table:table-cell>
          <table:table-cell office:value-type="string">
            <text:p>SolvedTest</text:p>
          </table:table-cell>
          <table:table-cell office:value-type="string">
            <text:p>r1Test</text:p>
          </table:table-cell>
          <table:table-cell office:value-type="string">
            <text:p>r2Test</text:p>
          </table:table-cell>
          <table:table-cell office:value-type="string">
            <text:p>r3Test</text:p>
          </table:table-cell>
          <table:table-cell office:value-type="string">
            <text:p>r4Test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SolutionTest</text:p>
          </table:table-cell>
          <table:table-cell office:value-type="string">
            <text:p>shock</text:p>
          </table:table-cell>
          <table:table-cell office:value-type="string">
            <text:p>NumSubjShock</text:p>
          </table:table-cell>
          <table:table-cell office:value-type="string">
            <text:p>NumSubjNOShock</text:p>
          </table:table-cell>
          <table:table-cell office:value-type="string">
            <text:p>NumCharities</text:p>
          </table:table-cell>
          <table:table-cell office:value-type="string">
            <text:p>CharityGets[1]</text:p>
          </table:table-cell>
          <table:table-cell office:value-type="string">
            <text:p>CharityGets[2]</text:p>
          </table:table-cell>
          <table:table-cell office:value-type="string">
            <text:p>CharityGets[3]</text:p>
          </table:table-cell>
          <table:table-cell office:value-type="string">
            <text:p>CharityGetsRev[1]</text:p>
          </table:table-cell>
          <table:table-cell office:value-type="string">
            <text:p>CharityGetsRev[2]</text:p>
          </table:table-cell>
          <table:table-cell office:value-type="string">
            <text:p>CharityGetsRev[3]</text:p>
          </table:table-cell>
          <table:table-cell office:value-type="string">
            <text:p>msubcat</text:p>
          </table:table-cell>
          <table:table-cell office:value-type="string">
            <text:p>subcat1</text:p>
          </table:table-cell>
          <table:table-cell office:value-type="string">
            <text:p>Charity1</text:p>
          </table:table-cell>
          <table:table-cell office:value-type="string">
            <text:p>Charity2</text:p>
          </table:table-cell>
          <table:table-cell office:value-type="string">
            <text:p>Charity3</text:p>
          </table:table-cell>
          <table:table-cell office:value-type="string">
            <text:p>CharityGetsNO[1]</text:p>
          </table:table-cell>
          <table:table-cell office:value-type="string">
            <text:p>CharityGetsNO[2]</text:p>
          </table:table-cell>
          <table:table-cell office:value-type="string">
            <text:p>CharityGetsRevNO[1]</text:p>
          </table:table-cell>
          <table:table-cell office:value-type="string">
            <text:p>CharityGetsRevNO[2]</text:p>
          </table:table-cell>
          <table:table-cell office:value-type="string">
            <text:p>subcat2</text:p>
          </table:table-cell>
          <table:table-cell office:value-type="string">
            <text:p>Charity1NO</text:p>
          </table:table-cell>
          <table:table-cell office:value-type="string">
            <text:p>Charity2NO</text:p>
          </table:table-cell>
          <table:table-cell office:value-type="string">
            <text:p>TimeWeiterInstructions1OK</text:p>
          </table:table-cell>
          <table:table-cell office:value-type="string">
            <text:p>SolvedJitter</text:p>
          </table:table-cell>
          <table:table-cell office:value-type="string">
            <text:p>Rank</text:p>
          </table:table-cell>
          <table:table-cell office:value-type="string">
            <text:p>Pctl33</text:p>
          </table:table-cell>
          <table:table-cell office:value-type="string">
            <text:p>Pctl66</text:p>
          </table:table-cell>
          <table:table-cell office:value-type="string">
            <text:p>msubcat5</text:p>
          </table:table-cell>
          <table:table-cell office:value-type="string">
            <text:p>Subcat5</text:p>
          </table:table-cell>
          <table:table-cell office:value-type="string">
            <text:p>Cake1</text:p>
          </table:table-cell>
          <table:table-cell office:value-type="string">
            <text:p>CakeSize</text:p>
          </table:table-cell>
          <table:table-cell office:value-type="string">
            <text:p>TimeOKEntitlementOK</text:p>
          </table:table-cell>
          <table:table-cell office:value-type="string">
            <text:p>TimeOKInstructionsDonationsOK</text:p>
          </table:table-cell>
          <table:table-cell office:value-type="string">
            <text:p>TimeOKDescriptionDonationsIOK</text:p>
          </table:table-cell>
          <table:table-cell office:value-type="string">
            <text:p>TimeOKDescriptionDonationsIIOK</text:p>
          </table:table-cell>
          <table:table-cell office:value-type="string">
            <text:p>TimeOKDescriptionDonationsIIIOK</text:p>
          </table:table-cell>
          <table:table-cell office:value-type="string">
            <text:p>TimeOKDescriptionDonationsINOSHOCKOK</text:p>
          </table:table-cell>
          <table:table-cell office:value-type="string">
            <text:p>TimeOKDescriptionDonationsIINOSHOCKOK</text:p>
          </table:table-cell>
          <table:table-cell office:value-type="string">
            <text:p>TotalDonation</text:p>
          </table:table-cell>
          <table:table-cell office:value-type="string">
            <text:p>Revise</text:p>
          </table:table-cell>
          <table:table-cell office:value-type="string">
            <text:p>TimeOKDonationOK</text:p>
          </table:table-cell>
          <table:table-cell office:value-type="string">
            <text:p>TotalDonationRev</text:p>
          </table:table-cell>
          <table:table-cell office:value-type="string">
            <text:p>TimeOKDonationReviseOK</text:p>
          </table:table-cell>
          <table:table-cell office:value-type="string">
            <text:p>TimeOKDonationNOSHOCKOK</text:p>
          </table:table-cell>
          <table:table-cell office:value-type="string">
            <text:p>TimeOKDonationReviseNOSHOCKOK</text:p>
          </table:table-cell>
          <table:table-cell office:value-type="string">
            <text:p>TimeOKProfitOK</text:p>
          </table:table-cell>
          <table:table-cell office:value-type="string">
            <text:p>TimeOKProfitNOSHOCKOK</text:p>
          </table:table-cell>
          <table:table-cell office:value-type="string">
            <text:p>TimeWeiterStage2InfoOK</text:p>
          </table:table-cell>
          <table:table-cell office:value-type="string">
            <text:p>TimeZuDenBeispielenInstructionsTaskOK</text:p>
          </table:table-cell>
          <table:table-cell office:value-type="string">
            <text:p>TimeOKWaitForTaskOK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.6708582558999">
            <text:p>78.67</text:p>
          </table:table-cell>
          <table:table-cell office:value-type="float" office:value="50.1554629533344">
            <text:p>50.16</text:p>
          </table:table-cell>
          <table:table-cell office:value-type="float" office:value="6.17947229471964">
            <text:p>6.18</text:p>
          </table:table-cell>
          <table:table-cell office:value-type="float" office:value="53.4972375042258">
            <text:p>53.5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0.3464414413769">
            <text:p>10.35</text:p>
          </table:table-cell>
          <table:table-cell office:value-type="float" office:value="8.47846358477998">
            <text:p>8.48</text:p>
          </table:table-cell>
          <table:table-cell office:value-type="float" office:value="27.9699287973204">
            <text:p>27.97</text:p>
          </table:table-cell>
          <table:table-cell office:value-type="float" office:value="63.3459602311933">
            <text:p>63.3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.89828837984162">
            <text:p>2.9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.5">
            <text:p>6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.0707335230292">
            <text:p>28.07</text:p>
          </table:table-cell>
          <table:table-cell office:value-type="float" office:value="58.3908573530572">
            <text:p>58.39</text:p>
          </table:table-cell>
          <table:table-cell office:value-type="float" office:value="82.3336376260657">
            <text:p>82.33</text:p>
          </table:table-cell>
          <table:table-cell office:value-type="float" office:value="62.1803221116682">
            <text:p>62.18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12.2481567842179">
            <text:p>12.25</text:p>
          </table:table-cell>
          <table:table-cell office:value-type="float" office:value="14.259714779565">
            <text:p>14.26</text:p>
          </table:table-cell>
          <table:table-cell office:value-type="float" office:value="97.4767762224547">
            <text:p>97.48</text:p>
          </table:table-cell>
          <table:table-cell office:value-type="float" office:value="83.6323245352285">
            <text:p>83.6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.87505434587368">
            <text:p>1.88</text:p>
          </table:table-cell>
          <table:table-cell office:value-type="float" office:value="2">
            <text:p>2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8395868445931">
            <text:p>23.84</text:p>
          </table:table-cell>
          <table:table-cell office:value-type="float" office:value="59.327166182607">
            <text:p>59.33</text:p>
          </table:table-cell>
          <table:table-cell office:value-type="float" office:value="50.9102112850688">
            <text:p>50.91</text:p>
          </table:table-cell>
          <table:table-cell office:value-type="float" office:value="45.8110736430674">
            <text:p>45.81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59.625630387862">
            <text:p>59.63</text:p>
          </table:table-cell>
          <table:table-cell office:value-type="float" office:value="7.49447406618599">
            <text:p>7.49</text:p>
          </table:table-cell>
          <table:table-cell office:value-type="float" office:value="63.026300148585">
            <text:p>63.03</text:p>
          </table:table-cell>
          <table:table-cell office:value-type="float" office:value="28.0202904380952">
            <text:p>28.0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.21188289216342">
            <text:p>2.21</text:p>
          </table:table-cell>
          <table:table-cell office:value-type="float" office:value="2">
            <text:p>2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.9656915115033">
            <text:p>93.97</text:p>
          </table:table-cell>
          <table:table-cell office:value-type="float" office:value="64.6737308076926">
            <text:p>64.67</text:p>
          </table:table-cell>
          <table:table-cell office:value-type="float" office:value="41.5303330130551">
            <text:p>41.53</text:p>
          </table:table-cell>
          <table:table-cell office:value-type="float" office:value="27.9888827018388">
            <text:p>27.99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83.0265972684262">
            <text:p>83.03</text:p>
          </table:table-cell>
          <table:table-cell office:value-type="float" office:value="62.3199511143938">
            <text:p>62.32</text:p>
          </table:table-cell>
          <table:table-cell office:value-type="float" office:value="11.4183796157215">
            <text:p>11.42</text:p>
          </table:table-cell>
          <table:table-cell office:value-type="float" office:value="37.0213930667478">
            <text:p>37.02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.46957854110262">
            <text:p>1.47</text:p>
          </table:table-cell>
          <table:table-cell office:value-type="float" office:value="4">
            <text:p>4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.131725484101">
            <text:p>91.13</text:p>
          </table:table-cell>
          <table:table-cell office:value-type="float" office:value="0.306950416558865">
            <text:p>0.31</text:p>
          </table:table-cell>
          <table:table-cell office:value-type="float" office:value="71.3936848898389">
            <text:p>71.39</text:p>
          </table:table-cell>
          <table:table-cell office:value-type="float" office:value="2.09372206688566">
            <text:p>2.0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7.8487973370817">
            <text:p>17.85</text:p>
          </table:table-cell>
          <table:table-cell office:value-type="float" office:value="46.8050731098303">
            <text:p>46.81</text:p>
          </table:table-cell>
          <table:table-cell office:value-type="float" office:value="80.0667811557961">
            <text:p>80.07</text:p>
          </table:table-cell>
          <table:table-cell office:value-type="float" office:value="22.6512578421511">
            <text:p>22.6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.261970260302522">
            <text:p>0.26</text:p>
          </table:table-cell>
          <table:table-cell office:value-type="float" office:value="5">
            <text:p>5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9999">
            <text:p>9999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.5793805306681">
            <text:p>55.58</text:p>
          </table:table-cell>
          <table:table-cell office:value-type="float" office:value="34.2828066713562">
            <text:p>34.28</text:p>
          </table:table-cell>
          <table:table-cell office:value-type="float" office:value="35.0763365789672">
            <text:p>35.08</text:p>
          </table:table-cell>
          <table:table-cell office:value-type="float" office:value="89.4986785899376">
            <text:p>89.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57.3494935209628">
            <text:p>57.35</text:p>
          </table:table-cell>
          <table:table-cell office:value-type="float" office:value="35.1551836054563">
            <text:p>35.16</text:p>
          </table:table-cell>
          <table:table-cell office:value-type="float" office:value="49.0360038583335">
            <text:p>49.04</text:p>
          </table:table-cell>
          <table:table-cell office:value-type="float" office:value="96.1545824055348">
            <text:p>96.15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68419573674174">
            <text:p>2.68</text:p>
          </table:table-cell>
          <table:table-cell office:value-type="float" office:value="2">
            <text:p>2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.7609421944995">
            <text:p>23.76</text:p>
          </table:table-cell>
          <table:table-cell office:value-type="float" office:value="58.1622340987261">
            <text:p>58.16</text:p>
          </table:table-cell>
          <table:table-cell office:value-type="float" office:value="32.6684972889109">
            <text:p>32.67</text:p>
          </table:table-cell>
          <table:table-cell office:value-type="float" office:value="69.2502532011132">
            <text:p>69.25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62.3578451398564">
            <text:p>62.36</text:p>
          </table:table-cell>
          <table:table-cell office:value-type="float" office:value="84.476901723294">
            <text:p>84.48</text:p>
          </table:table-cell>
          <table:table-cell office:value-type="float" office:value="37.4129842675352">
            <text:p>37.41</text:p>
          </table:table-cell>
          <table:table-cell office:value-type="float" office:value="48.0238818321488">
            <text:p>48.02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37171405384863">
            <text:p>4.37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.6485789393301">
            <text:p>22.65</text:p>
          </table:table-cell>
          <table:table-cell office:value-type="float" office:value="12.0548182688909">
            <text:p>12.05</text:p>
          </table:table-cell>
          <table:table-cell office:value-type="float" office:value="66.1101119900635">
            <text:p>66.11</text:p>
          </table:table-cell>
          <table:table-cell office:value-type="float" office:value="51.9584160540059">
            <text:p>51.9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7.3819529252974">
            <text:p>37.38</text:p>
          </table:table-cell>
          <table:table-cell office:value-type="float" office:value="57.4262314743485">
            <text:p>57.43</text:p>
          </table:table-cell>
          <table:table-cell office:value-type="float" office:value="5.83376116390981">
            <text:p>5.83</text:p>
          </table:table-cell>
          <table:table-cell office:value-type="float" office:value="90.8233451614265">
            <text:p>90.82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72270104229576">
            <text:p>0.72</text:p>
          </table:table-cell>
          <table:table-cell office:value-type="float" office:value="7">
            <text:p>7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.4339347255574">
            <text:p>59.43</text:p>
          </table:table-cell>
          <table:table-cell office:value-type="float" office:value="9.39240567823518">
            <text:p>9.39</text:p>
          </table:table-cell>
          <table:table-cell office:value-type="float" office:value="30.9651897433052">
            <text:p>30.97</text:p>
          </table:table-cell>
          <table:table-cell office:value-type="float" office:value="29.8383986250676">
            <text:p>29.84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85.1758123306445">
            <text:p>85.18</text:p>
          </table:table-cell>
          <table:table-cell office:value-type="float" office:value="43.116405440083">
            <text:p>43.12</text:p>
          </table:table-cell>
          <table:table-cell office:value-type="float" office:value="96.8760727424529">
            <text:p>96.88</text:p>
          </table:table-cell>
          <table:table-cell office:value-type="float" office:value="24.8564479057009">
            <text:p>24.86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.111873741313756">
            <text:p>0.11</text:p>
          </table:table-cell>
          <table:table-cell office:value-type="float" office:value="9">
            <text:p>9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5986320472316">
            <text:p>4.46</text:p>
          </table:table-cell>
          <table:table-cell office:value-type="float" office:value="46.7147190341329">
            <text:p>46.71</text:p>
          </table:table-cell>
          <table:table-cell office:value-type="float" office:value="6.14093244361735">
            <text:p>6.14</text:p>
          </table:table-cell>
          <table:table-cell office:value-type="float" office:value="69.2601126941201">
            <text:p>69.26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3.9290672791792">
            <text:p>13.93</text:p>
          </table:table-cell>
          <table:table-cell office:value-type="float" office:value="18.5532728296487">
            <text:p>18.55</text:p>
          </table:table-cell>
          <table:table-cell office:value-type="float" office:value="48.1168470103838">
            <text:p>48.12</text:p>
          </table:table-cell>
          <table:table-cell office:value-type="float" office:value="62.6723893744277">
            <text:p>62.6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50771286734739">
            <text:p>0.51</text:p>
          </table:table-cell>
          <table:table-cell office:value-type="float" office:value="8">
            <text:p>8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string">
            <text:p>Period</text:p>
          </table:table-cell>
          <table:table-cell table:number-columns-repeated="77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float" office:value="1">
            <text:p>1</text:p>
          </table:table-cell>
          <table:table-cell table:number-columns-repeated="77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iod</text:p>
          </table:table-cell>
          <table:table-cell office:value-type="string">
            <text:p>SumTest</text:p>
          </table:table-cell>
          <table:table-cell office:value-type="string">
            <text:p>Buyer</text:p>
          </table:table-cell>
          <table:table-cell office:value-type="string">
            <text:p>Seller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TimeOKExampleTaskContractMakerMake</text:p>
          </table:table-cell>
          <table:table-cell office:value-type="string">
            <text:p>Sum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TimeOKTaskStageContractMakerMake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number-columns-repeated="2"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2"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table:number-columns-repeated="2"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table:number-columns-repeated="7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296">
            <text:p>29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89">
            <text:p>28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293">
            <text:p>29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292">
            <text:p>29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93">
            <text:p>29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276">
            <text:p>27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272">
            <text:p>27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265">
            <text:p>26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258">
            <text:p>25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247">
            <text:p>24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244">
            <text:p>24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240">
            <text:p>24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14">
            <text:p>21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219">
            <text:p>21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203">
            <text:p>20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4">
            <text:p>19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93">
            <text:p>19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191">
            <text:p>19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89">
            <text:p>18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4">
            <text:p>17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68">
            <text:p>16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171">
            <text:p>17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157">
            <text:p>15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150">
            <text:p>15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49">
            <text:p>14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141">
            <text:p>14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138">
            <text:p>13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35">
            <text:p>13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21">
            <text:p>12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11">
            <text:p>11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number-columns-repeated="2" office:value-type="float" office:value="39">
            <text:p>39</text:p>
          </table:table-cell>
          <table:table-cell office:value-type="float" office:value="83">
            <text:p>8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table:number-columns-repeated="2" office:value-type="float" office:value="33">
            <text:p>33</text:p>
          </table:table-cell>
          <table:table-cell office:value-type="float" office:value="80">
            <text:p>8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number-columns-repeated="2" office:value-type="float" office:value="27">
            <text:p>27</text:p>
          </table:table-cell>
          <table:table-cell office:value-type="float" office:value="72">
            <text:p>7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table:number-columns-repeated="2" office:value-type="float" office:value="81">
            <text:p>81</text:p>
          </table:table-cell>
          <table:table-cell office:value-type="float" office:value="59">
            <text:p>5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table:number-columns-repeated="2" office:value-type="float" office:value="92">
            <text:p>92</text:p>
          </table:table-cell>
          <table:table-cell office:value-type="float" office:value="24">
            <text:p>2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3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Subject</text:p>
          </table:table-cell>
          <table:table-cell office:value-type="string">
            <text:p>FinalProfit</text:p>
          </table:table-cell>
          <table:table-cell office:value-type="string">
            <text:p>ShowUpFee</text:p>
          </table:table-cell>
          <table:table-cell office:value-type="string">
            <text:p>ShowUpFeeInvested</text:p>
          </table:table-cell>
          <table:table-cell office:value-type="string">
            <text:p>MoneyAdded</text:p>
          </table:table-cell>
          <table:table-cell office:value-type="string">
            <text:p>MoneyToPay</text:p>
          </table:table-cell>
          <table:table-cell office:value-type="string">
            <text:p>MoneyEarned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.5">
            <text:p>3.5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1149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7">10/27/2008</text:date>, <text:time>12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0-27T12:23:09</meta:creation-date>
    <dc:date>2008-10-27T12:34:4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4613"/>
  </office:meta>
</office:document-meta>
</file>